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tillium" svg:font-family="Titilliu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Titillium" fo:font-size="14pt" fo:font-weight="bold" officeooo:rsid="000e651b" officeooo:paragraph-rsid="00110e1b" style:font-size-asian="12.25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10e1b" officeooo:paragraph-rsid="00110e1b" style:font-size-asian="14pt" style:font-weight-asian="normal" style:font-size-complex="14pt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38cb2" officeooo:paragraph-rsid="0017c202" style:font-size-asian="14pt" style:font-weight-asian="normal" style:font-size-complex="14pt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c4b45" officeooo:paragraph-rsid="001c4b45" style:font-size-asian="12.25pt" style:font-weight-asian="normal" style:font-size-complex="14pt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6pt" fo:font-weight="bold" officeooo:rsid="00110e1b" officeooo:paragraph-rsid="00110e1b" style:font-size-asian="22.75pt" style:font-weight-asian="bold" style:font-size-complex="26pt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6pt" fo:font-weight="bold" officeooo:rsid="00110e1b" officeooo:paragraph-rsid="0019fb56" style:font-size-asian="22.75pt" style:font-weight-asian="bold" style:font-size-complex="26pt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Titillium" fo:font-size="26pt" fo:font-weight="bold" officeooo:rsid="000ec7d2" officeooo:paragraph-rsid="00110e1b" style:font-size-asian="22.75pt" style:font-weight-asian="bold" style:font-size-complex="26pt" style:font-weight-complex="bold"/>
    </style:style>
    <style:style style:name="P8" style:family="paragraph" style:parent-style-name="Header">
      <style:paragraph-properties fo:text-align="center" style:justify-single-word="false"/>
      <style:text-properties style:font-name="Titillium" fo:font-size="26pt" fo:font-weight="bold" officeooo:rsid="000ec7d2" officeooo:paragraph-rsid="00110e1b" style:font-size-asian="22.75pt" style:font-weight-asian="bold" style:font-size-complex="26pt" style:font-weight-complex="bold"/>
    </style:style>
    <style:style style:name="P9" style:family="paragraph" style:parent-style-name="Header">
      <style:paragraph-properties fo:text-align="center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6pt" fo:font-weight="bold" officeooo:rsid="000ec7d2" officeooo:paragraph-rsid="0017c202" style:font-size-asian="22.75pt" style:font-weight-asian="bold" style:font-size-complex="26pt" style:font-weight-complex="bold"/>
    </style:style>
    <style:style style:name="P10" style:family="paragraph" style:parent-style-name="Header">
      <style:paragraph-properties fo:text-align="end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8pt" fo:font-weight="bold" officeooo:rsid="000e651b" officeooo:paragraph-rsid="0019adfa" style:font-size-asian="18pt" style:font-weight-asian="bold" style:font-size-complex="18pt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c4b45" style:font-size-asian="16pt" style:font-weight-asian="bold" style:font-size-complex="16pt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e4a77" style:font-size-asian="16pt" style:font-weight-asian="bold" style:font-size-complex="16pt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f2f12" style:font-size-asian="16pt" style:font-weight-asian="bold" style:font-size-complex="16pt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2149a8" officeooo:paragraph-rsid="002149a8" style:font-size-asian="16pt" style:font-weight-asian="bold" style:font-size-complex="16pt" style:font-weight-complex="bold"/>
    </style:style>
    <style:style style:name="P15" style:family="paragraph" style:parent-style-name="Header">
      <style:paragraph-properties fo:text-align="center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fo:font-weight="bold" officeooo:rsid="0020e34e" officeooo:paragraph-rsid="0020e34e" style:font-size-asian="20pt" style:font-weight-asian="bold" style:font-size-complex="20pt" style:font-weight-complex="bold"/>
    </style:style>
    <style:style style:name="P16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fo:font-weight="bold" officeooo:rsid="00110e1b" officeooo:paragraph-rsid="0017c202" style:font-size-asian="20pt" style:font-weight-asian="bold" style:font-size-complex="20pt" style:font-weight-complex="bold"/>
    </style:style>
    <style:style style:name="P17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fo:font-weight="bold" officeooo:rsid="00169fc3" officeooo:paragraph-rsid="0019fb56" style:font-size-asian="20pt" style:font-weight-asian="bold" style:font-size-complex="20pt" style:font-weight-complex="bold"/>
    </style:style>
    <style:style style:name="P18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fo:font-weight="bold" officeooo:rsid="0020e34e" officeooo:paragraph-rsid="0020e34e" style:font-size-asian="20pt" style:font-weight-asian="bold" style:font-size-complex="20pt" style:font-weight-complex="bold"/>
    </style:style>
    <style:style style:name="P19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c4b45" style:font-size-asian="16pt" style:font-weight-asian="bold" style:font-size-complex="16pt" style:font-weight-complex="bold"/>
    </style:style>
    <style:style style:name="P20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2149a8" officeooo:paragraph-rsid="002149a8" style:font-size-asian="16pt" style:font-weight-asian="bold" style:font-size-complex="16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Titillium" fo:font-size="14pt" officeooo:rsid="001d97d6" officeooo:paragraph-rsid="001e4a77" style:font-size-asian="12.25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style:font-name="Titillium" fo:font-size="14pt" officeooo:rsid="001d97d6" officeooo:paragraph-rsid="001f2f12" style:font-size-asian="12.25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style:font-name="Titillium" fo:font-size="14pt" fo:font-weight="bold" officeooo:rsid="001d97d6" officeooo:paragraph-rsid="001f2f12" style:font-size-asian="12.25pt" style:font-weight-asian="bold" style:font-size-complex="14pt" style:font-weight-complex="bold"/>
    </style:style>
    <style:style style:name="P24" style:family="paragraph" style:parent-style-name="Table_20_Contents" style:list-style-name="L3">
      <style:paragraph-properties fo:text-align="start" style:justify-single-word="false"/>
      <style:text-properties style:font-name="Titillium" fo:font-size="14pt" fo:font-weight="normal" officeooo:rsid="001e4a77" officeooo:paragraph-rsid="001f2f12" style:font-size-asian="12.25pt" style:font-weight-asian="normal" style:font-size-complex="14pt" style:font-weight-complex="normal"/>
    </style:style>
    <style:style style:name="P25" style:family="paragraph" style:parent-style-name="Header" style:list-style-name="L1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10e1b" officeooo:paragraph-rsid="0012b8cc" style:font-size-asian="14pt" style:font-weight-asian="normal" style:font-size-complex="14pt" style:font-weight-complex="normal"/>
    </style:style>
    <style:style style:name="P26" style:family="paragraph" style:parent-style-name="Header" style:list-style-name="L1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2b8cc" officeooo:paragraph-rsid="0012b8cc" style:font-size-asian="14pt" style:font-weight-asian="normal" style:font-size-complex="14pt" style:font-weight-complex="normal"/>
    </style:style>
    <style:style style:name="P27" style:family="paragraph" style:parent-style-name="Header" style:list-style-name="L2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c4b45" officeooo:paragraph-rsid="001c4b45" style:font-size-asian="12.25pt" style:font-weight-asian="normal" style:font-size-complex="14pt" style:font-weight-complex="normal"/>
    </style:style>
    <style:style style:name="T1" style:family="text">
      <style:text-properties officeooo:rsid="0015444e"/>
    </style:style>
    <style:style style:name="T2" style:family="text">
      <style:text-properties officeooo:rsid="0019fb5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4a77" style:font-weight-asian="normal" style:font-weight-complex="normal"/>
    </style:style>
    <style:style style:name="T6" style:family="text">
      <style:text-properties fo:font-weight="normal" officeooo:rsid="001f2f12" style:font-weight-asian="normal" style:font-weight-complex="normal"/>
    </style:style>
    <style:style style:name="T7" style:family="text">
      <style:text-properties officeooo:rsid="001e4a77"/>
    </style:style>
    <style:style style:name="T8" style:family="text">
      <style:text-properties officeooo:rsid="001f2f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avio Mascetti<text:tab/>262277</text:p>
      <text:p text:style-name="P1">Davide Cortellucci<text:tab/>260321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Progetto Ingegneria del Software</text:p>
      <text:p text:style-name="P9">SHISEN-SHO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Docente: Prof. Edoardo Bontà</text:p>
      <text:p text:style-name="P16">Specifica del problema</text:p>
      <text:p text:style-name="P5"/>
      <text:p text:style-name="P2">Il gioco segue le regole dello Shisen-Sho, una variante del Mahjong dal quale eredita i mattoncini (tile). <text:s/>Tali mattoncini sono disposti su un piano rettangolare; è possibile rimuovere due mattoncini per volta secondo le seguenti regole:</text:p>
      <text:list xml:id="list8996790572255454571" text:style-name="L1">
        <text:list-item>
          <text:p text:style-name="P25">devono essere dello stesso tipo;</text:p>
        </text:list-item>
        <text:list-item>
          <text:p text:style-name="P26">devono poter essere collegati con al massimo 3 linee orizzontali e/o verticali che passano attraverso spazi vuoti (non occupati da altre tile).</text:p>
        </text:list-item>
      </text:list>
      <text:p text:style-name="P3">Il gioco termina se tutti <text:span text:style-name="T1">i</text:span> mattoncini sono stati rimossi o se ce ne sono ancora e non è possibile alcun collegamento.</text:p>
      <text:p text:style-name="P17">Specifica dei requisit<text:span text:style-name="T2">i</text:span></text:p>
      <text:p text:style-name="P6"/>
      <text:p text:style-name="P11">Descrizione Informale:</text:p>
      <text:list xml:id="list8209661828982852743" text:style-name="L2">
        <text:list-item>
          <text:p text:style-name="P27">Il giocatore effettua una mossa selezionando 2 tile sul piano di gioco</text:p>
        </text:list-item>
        <text:list-item>
          <text:p text:style-name="P27">Viene verificata la validità della mossa (le tile devono essere uguali ed il cammino valido)</text:p>
        </text:list-item>
        <text:list-item>
          <text:p text:style-name="P27">Se la verifica ha successo, la mossa viene eseguita rimuovendo dal piano di gioco le tile</text:p>
        </text:list-item>
        <text:list-item>
          <text:p text:style-name="P27">Se la verifica fallisce, la mossa non viene eseguita e le tile selezionate vengono deselezionate</text:p>
        </text:list-item>
      </text:list>
      <text:p text:style-name="P4"/>
      <text:p text:style-name="P11">Diagrammma dei casi d'uso:</text:p>
      <text:p text:style-name="P19">Descrizione dei casi d'uso</text:p>
      <text:p text:style-name="P12"/>
      <table:table table:name="Table1" table:style-name="Table1">
        <table:table-column table:style-name="Table1.A"/>
        <table:table-row>
          <table:table-cell table:style-name="Table1.A1" office:value-type="string">
            <text:p text:style-name="P21"><text:span text:style-name="T3">Caso d'uso:</text:span> Selezione <text:span text:style-name="T7">tile</text:span></text:p>
          </table:table-cell>
        </table:table-row>
        <table:table-row>
          <table:table-cell table:style-name="Table1.A2" office:value-type="string">
            <text:p text:style-name="P21"><text:span text:style-name="T3">ID: </text:span><text:span text:style-name="T4">S</text:span><text:span text:style-name="T5">T</text:span></text:p>
          </table:table-cell>
        </table:table-row>
        <table:table-row>
          <table:table-cell table:style-name="Table1.A2" office:value-type="string">
            <text:p text:style-name="P21"><text:span text:style-name="T3">Pre-condizioni: </text:span><text:span text:style-name="T4">/</text:span></text:p>
          </table:table-cell>
        </table:table-row>
        <table:table-row>
          <table:table-cell table:style-name="Table1.A2" office:value-type="string">
            <text:p text:style-name="P21"><text:span text:style-name="T3">Corso degli eventi: </text:span><text:span text:style-name="T4">l'attore esegue un click su una delle tile</text:span></text:p>
          </table:table-cell>
        </table:table-row>
        <table:table-row>
          <table:table-cell table:style-name="Table1.A2" office:value-type="string">
            <text:p text:style-name="P21"><text:span text:style-name="T3">Post-condizioni: </text:span><text:span text:style-name="T5">la tile viene marchiata come selezionata</text:span></text:p>
          </table:table-cell>
        </table:table-row>
        <table:table-row>
          <table:table-cell table:style-name="Table1.A2" office:value-type="string">
            <text:p text:style-name="P21"><text:span text:style-name="T3">Alternativa: </text:span><text:span text:style-name="T4">/</text:span></text:p>
          </table:table-cell>
        </table:table-row>
      </table:table>
      <text:p text:style-name="P12"/>
      <text:p text:style-name="P12"/>
      <text:p text:style-name="P12"/>
      <table:table table:name="Table2" table:style-name="Table2">
        <table:table-column table:style-name="Table2.A"/>
        <table:table-row>
          <table:table-cell table:style-name="Table2.A1" office:value-type="string">
            <text:p text:style-name="P21"><text:span text:style-name="T3">Caso d'uso:</text:span> Selezione <text:span text:style-name="T7">seconda tile</text:span></text:p>
          </table:table-cell>
        </table:table-row>
        <table:table-row>
          <table:table-cell table:style-name="Table2.A2" office:value-type="string">
            <text:p text:style-name="P21"><text:span text:style-name="T3">ID: </text:span><text:span text:style-name="T4">S</text:span><text:span text:style-name="T5">ST</text:span></text:p>
          </table:table-cell>
        </table:table-row>
        <table:table-row>
          <table:table-cell table:style-name="Table2.A2" office:value-type="string">
            <text:p text:style-name="P21"><text:span text:style-name="T3">Pre-condizioni: </text:span><text:span text:style-name="T5">è stata già selezionata un altra tile (ST)</text:span></text:p>
          </table:table-cell>
        </table:table-row>
        <table:table-row>
          <table:table-cell table:style-name="Table2.A2" office:value-type="string">
            <text:p text:style-name="P21"><text:span text:style-name="T3">Corso degli eventi: </text:span><text:span text:style-name="T4">l'attore esegue un click su un</text:span><text:span text:style-name="T5">'altra</text:span><text:span text:style-name="T4"> delle tile</text:span></text:p>
          </table:table-cell>
        </table:table-row>
        <table:table-row>
          <table:table-cell table:style-name="Table2.A2" office:value-type="string">
            <text:p text:style-name="P21"><text:span text:style-name="T3">Post-condizioni: </text:span><text:span text:style-name="T5">se le tile selezionate sono uguali viene verificata la mossa (VM)</text:span></text:p>
          </table:table-cell>
        </table:table-row>
        <table:table-row>
          <table:table-cell table:style-name="Table2.A2" office:value-type="string">
            <text:p text:style-name="P21"><text:span text:style-name="T3">Alternativa: </text:span><text:span text:style-name="T5">se le tile selezionate sono diverse viene deselezionata la prima tile e marchiata come selezionata la seconda</text:span></text:p>
          </table:table-cell>
        </table:table-row>
      </table:table>
      <text:p text:style-name="P13"/>
      <text:p text:style-name="P13"/>
      <text:p text:style-name="P13"/>
      <table:table table:name="Table3" table:style-name="Table3">
        <table:table-column table:style-name="Table3.A"/>
        <table:table-row>
          <table:table-cell table:style-name="Table3.A1" office:value-type="string">
            <text:p text:style-name="P22"><text:span text:style-name="T3">Caso d'uso:</text:span> <text:span text:style-name="T7">Verifica Mossa</text:span></text:p>
          </table:table-cell>
        </table:table-row>
        <table:table-row>
          <table:table-cell table:style-name="Table3.A2" office:value-type="string">
            <text:p text:style-name="P22"><text:span text:style-name="T3">ID: </text:span><text:span text:style-name="T5">VM</text:span></text:p>
          </table:table-cell>
        </table:table-row>
        <table:table-row>
          <table:table-cell table:style-name="Table3.A2" office:value-type="string">
            <text:p text:style-name="P22"><text:span text:style-name="T3">Pre-condizioni: </text:span><text:span text:style-name="T5">sono state selezionate due tile uguali (SST)</text:span></text:p>
          </table:table-cell>
        </table:table-row>
        <table:table-row>
          <table:table-cell table:style-name="Table3.A2" office:value-type="string">
            <text:p text:style-name="P22"><text:span text:style-name="T3">Corso degli eventi: </text:span><text:span text:style-name="T5">viene verificato se la mossa è valida</text:span></text:p>
          </table:table-cell>
        </table:table-row>
        <table:table-row>
          <table:table-cell table:style-name="Table3.A2" office:value-type="string">
            <text:p text:style-name="P22"><text:span text:style-name="T3">Post-condizioni: </text:span><text:span text:style-name="T5">se la mossa è valida</text:span></text:p>
            <text:list xml:id="list6754858767036470111" text:style-name="L3">
              <text:list-item>
                <text:p text:style-name="P24">Viene aggiornato il piano di gioco rimuovendo le tile selezionate (RP)</text:p>
              </text:list-item>
              <text:list-item>
                <text:p text:style-name="P24">Viene effettuato un controllo sul numero di tile rimanenti (CNT)</text:p>
              </text:list-item>
            </text:list>
          </table:table-cell>
        </table:table-row>
        <table:table-row>
          <table:table-cell table:style-name="Table3.A2" office:value-type="string">
            <text:p text:style-name="P22"><text:span text:style-name="T3">Alternativa: </text:span><text:span text:style-name="T5">se la mossa non è valida viene deselezionata la prima tile e marchiata come selezionata la seconda</text:span></text:p>
          </table:table-cell>
        </table:table-row>
      </table:table>
      <text:p text:style-name="P13"/>
      <text:p text:style-name="P13"/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p text:style-name="P22"><text:span text:style-name="T3">Caso d'uso:</text:span> <text:span text:style-name="T8">Rimuovi Coppia</text:span></text:p>
          </table:table-cell>
        </table:table-row>
        <table:table-row>
          <table:table-cell table:style-name="Table4.A2" office:value-type="string">
            <text:p text:style-name="P22"><text:span text:style-name="T3">ID: </text:span><text:span text:style-name="T5">VM</text:span></text:p>
          </table:table-cell>
        </table:table-row>
        <table:table-row>
          <table:table-cell table:style-name="Table4.A2" office:value-type="string">
            <text:p text:style-name="P22"><text:span text:style-name="T3">Pre-condizioni: </text:span><text:span text:style-name="T6">la verifica della mossa è andata a buon fine (VT)</text:span></text:p>
          </table:table-cell>
        </table:table-row>
        <table:table-row>
          <table:table-cell table:style-name="Table4.A2" office:value-type="string">
            <text:p text:style-name="P22"><text:span text:style-name="T3">Corso degli eventi: </text:span><text:span text:style-name="T5">viene </text:span><text:span text:style-name="T6">rimossa una coppia di tile dal piano di gioco</text:span></text:p>
          </table:table-cell>
        </table:table-row>
        <table:table-row>
          <table:table-cell table:style-name="Table4.A2" office:value-type="string">
            <text:p text:style-name="P22"><text:span text:style-name="T3">Post-condizioni: </text:span><text:span text:style-name="T5">Viene effettuato un controllo sul numero di tile rimanenti (CNT)</text:span></text:p>
          </table:table-cell>
        </table:table-row>
        <table:table-row>
          <table:table-cell table:style-name="Table4.A2" office:value-type="string">
            <text:p text:style-name="P22"><text:span text:style-name="T3">Alternativa: </text:span><text:span text:style-name="T5">/</text:span></text:p>
          </table:table-cell>
        </table:table-row>
      </table:table>
      <text:p text:style-name="P13"/>
      <text:p text:style-name="P13"/>
      <text:p text:style-name="P13"/>
      <table:table table:name="Table5" table:style-name="Table5">
        <table:table-column table:style-name="Table5.A"/>
        <table:table-row>
          <table:table-cell table:style-name="Table5.A1" office:value-type="string">
            <text:p text:style-name="P22"><text:span text:style-name="T3">Caso d'uso:</text:span> <text:span text:style-name="T8">Controllo Numero tile</text:span></text:p>
          </table:table-cell>
        </table:table-row>
        <table:table-row>
          <table:table-cell table:style-name="Table5.A2" office:value-type="string">
            <text:p text:style-name="P22"><text:span text:style-name="T3">ID: </text:span><text:span text:style-name="T6">CNT</text:span></text:p>
          </table:table-cell>
        </table:table-row>
        <table:table-row>
          <table:table-cell table:style-name="Table5.A2" office:value-type="string">
            <text:p text:style-name="P22"><text:span text:style-name="T3">Pre-condizioni: </text:span><text:span text:style-name="T6">è stata rimossa una coppia di tile (RM)</text:span></text:p>
          </table:table-cell>
        </table:table-row>
        <table:table-row>
          <table:table-cell table:style-name="Table5.A2" office:value-type="string">
            <text:p text:style-name="P22"><text:span text:style-name="T3">Corso degli eventi: </text:span><text:span text:style-name="T5">Viene effettuato un controllo sul numero di tile rimanenti</text:span></text:p>
          </table:table-cell>
        </table:table-row>
        <table:table-row>
          <table:table-cell table:style-name="Table5.A2" office:value-type="string">
            <text:p text:style-name="P22"><text:span text:style-name="T3">Post-condizioni: </text:span><text:span text:style-name="T6">Se sono presenti ulteriori tile sul piano di gioco, l'attore può continuare a selezionare tiles (ST)</text:span></text:p>
          </table:table-cell>
        </table:table-row>
        <table:table-row>
          <table:table-cell table:style-name="Table5.A2" office:value-type="string">
            <text:p text:style-name="P23">Alternativa: </text:p>
          </table:table-cell>
        </table:table-row>
      </table:table>
      <text:p text:style-name="P13"/>
      <text:p text:style-name="P13"/>
      <text:p text:style-name="P13"/>
      <text:p text:style-name="P18">Analisi e progettazione</text:p>
      <text:p text:style-name="P15"/>
      <text:p text:style-name="P15"/>
      <text:p text:style-name="P14">Scelte di progetto</text:p>
      <text:p text:style-name="P20">Descrizione delle classi tramite U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tillium" svg:font-family="Titilliu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5:58:29.652800470</meta:creation-date>
    <dc:date>2016-06-21T11:28:38.053453217</dc:date>
    <meta:editing-duration>PT1H39M16S</meta:editing-duration>
    <meta:editing-cycles>17</meta:editing-cycles>
    <meta:generator>LibreOffice/5.0.6.3$Linux_X86_64 LibreOffice_project/00m0$Build-3</meta:generator>
    <meta:document-statistic meta:table-count="5" meta:image-count="0" meta:object-count="0" meta:page-count="7" meta:paragraph-count="53" meta:word-count="436" meta:character-count="2748" meta:non-whitespace-character-count="2371"/>
  </office:meta>
</office:document-meta>
</file>